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506" officeooo:paragraph-rsid="0013b5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0.29.27.0 class c</text:p>
      <text:p text:style-name="P1"/>
      <text:p text:style-name="P1">192.168.83.130 address</text:p>
      <text:p text:style-name="P1"/>
      <text:p text:style-name="P1">255.255.0.0 <text:s text:c="2"/>netm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09:46:20.247783143</meta:creation-date>
    <dc:date>2022-03-11T09:56:50.788923902</dc:date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62" meta:non-whitespace-character-count="56"/>
    <meta:generator>LibreOffice/6.0.7.3$Linux_X86_64 LibreOffice_project/00m0$Build-3</meta:generator>
  </office:meta>
</office:document-meta>
</file>